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abriel franco" svg:font-family="'Gabriel franco'"/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ejaVu Math TeX Gyre" fo:font-size="12pt" fo:font-weight="normal" officeooo:rsid="000feb7b" officeooo:paragraph-rsid="00129ed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ejaVu Math TeX Gyre" fo:font-size="12pt" fo:font-weight="normal" officeooo:rsid="00129ed5" officeooo:paragraph-rsid="00129ed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Math TeX Gyre" fo:font-size="12pt" fo:font-weight="normal" officeooo:rsid="00129ed5" officeooo:paragraph-rsid="00129ed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0ef2cc" officeooo:paragraph-rsid="00129ed5" style:font-size-asian="14pt" style:font-weight-asian="bold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0ef2cc" officeooo:paragraph-rsid="00129ed5" style:font-size-asian="14pt" style:font-weight-asian="bold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012af" officeooo:paragraph-rsid="00129ed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29ed5" officeooo:paragraph-rsid="00129ed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0feb7b" officeooo:paragraph-rsid="00129ed5" style:font-size-asian="12pt" style:font-weight-asian="normal" style:font-size-complex="12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" fo:font-size="22pt" fo:font-weight="bold" officeooo:paragraph-rsid="00129ed5" style:font-size-asian="22pt" style:font-weight-asian="bold" style:font-size-complex="2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" fo:font-size="12pt" fo:font-weight="normal" officeooo:rsid="001015c5" officeooo:paragraph-rsid="00129ed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Math TeX Gyre" fo:font-size="14pt" fo:font-weight="bold" officeooo:rsid="000ef2cc" officeooo:paragraph-rsid="00129ed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ejaVu Math TeX Gyre" fo:font-size="14pt" fo:font-weight="normal" officeooo:rsid="000ef2cc" officeooo:paragraph-rsid="00129ed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5f798" officeooo:paragraph-rsid="0015f798"/>
    </style:style>
    <style:style style:name="T1" style:family="text">
      <style:text-properties officeooo:rsid="00129ed5"/>
    </style:style>
    <style:style style:name="T2" style:family="text">
      <style:text-properties officeooo:rsid="00101819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60bdb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64896" style:font-size-asian="12pt" style:font-weight-asian="normal" style:font-size-complex="12pt" style:font-weight-complex="normal"/>
    </style:style>
    <style:style style:name="T6" style:family="text">
      <style:text-properties officeooo:rsid="00116890"/>
    </style:style>
    <style:style style:name="T7" style:family="text">
      <style:text-properties officeooo:rsid="00116e88"/>
    </style:style>
    <style:style style:name="T8" style:family="text">
      <style:text-properties style:font-name="DejaVu Math TeX Gyre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einamento em Pares</text:p>
      <text:p text:style-name="P12">Com <text:span text:style-name="T2">o Gabriel </text:span><text:span text:style-name="T1">franco.</text:span></text:p>
      <text:p text:style-name="P10"/>
      <text:p text:style-name="P10"/>
      <text:p text:style-name="P10">FEITO EM: <text:span text:style-name="T6">2</text:span><text:span text:style-name="T1">9</text:span>/01/2021 AS 1<text:span text:style-name="T1">9</text:span>:<text:span text:style-name="T1">0</text:span>0.</text:p>
      <text:p text:style-name="P10"/>
      <text:p text:style-name="P4"/>
      <text:p text:style-name="P11"><text:span text:style-name="T2">Gabriel </text:span><text:span text:style-name="T1">franco</text:span></text:p>
      <text:p text:style-name="P12"/>
      <text:p text:style-name="P5">Etapa 1: Diga o que você viu.</text:p>
      <text:p text:style-name="P6">Eu notei que você é uma pessoa que tem <text:span text:style-name="T7">todas as mentalidades que a generation e as empresas esperam e quase todas as habilidades</text:span>, <text:span text:style-name="T1">não vejo a necessário nenhuma mudança acho que precisa </text:span></text:p>
      <text:p text:style-name="P6"><text:span text:style-name="T1">manter assim</text:span><text:span text:style-name="T7">.</text:span></text:p>
      <text:p text:style-name="P5"/>
      <text:p text:style-name="P5">Etapa 2: <text:s/>Diga seu efeito.</text:p>
      <text:p text:style-name="P7">Você tento todas as mentalidade e habilidades e a técnica acredito que será um ótimo profissional futuramente.</text:p>
      <text:p text:style-name="P5">Etapa 3: Pare e ouça.</text:p>
      <text:p text:style-name="P5">"O que você acha disso?"</text:p>
      <text:p text:style-name="P13"><text:span text:style-name="T5">Ele falou que ele está em constante mudança, porém precisa da uma atenção melhor na parte e programação que está tendo uma certa dificuldade de entender como faz para resolver os exercícios , e pretende foca mais nessa parte técnica.</text:span></text:p>
      <text:p text:style-name="P13"><text:span text:style-name="T3"/></text:p>
      <text:p text:style-name="P13"><text:span text:style-name="T3"/></text:p>
      <text:p text:style-name="P5">Etapa 4: <text:s/>Ofereça sugestões.</text:p>
      <text:p text:style-name="P2">Continue sendo essa pessoa que você é, se policiando em manter-se sempre esforçado e dedicando sem esquecer do que foi aprendido no bootcamp da generation.</text:p>
      <text:p text:style-name="P1"/>
      <text:p text:style-name="P8"><text:span text:style-name="T8">-----------------------------------------------------------------------------------------------------------------------</text:span></text:p>
      <text:p text:style-name="P5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abriel franco" svg:font-family="'Gabriel franco'"/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8:13:14.848103396</meta:creation-date>
    <dc:date>2021-01-29T19:24:17.884430144</dc:date>
    <meta:editing-duration>PT17M16S</meta:editing-duration>
    <meta:editing-cycles>1</meta:editing-cycles>
    <meta:document-statistic meta:table-count="0" meta:image-count="0" meta:object-count="0" meta:page-count="1" meta:paragraph-count="15" meta:word-count="158" meta:character-count="1028" meta:non-whitespace-character-count="882"/>
    <meta:generator>LibreOffice/6.4.6.2$Linux_X86_64 LibreOffice_project/40$Build-2</meta:generator>
  </office:meta>
</office:document-meta>
</file>